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Wingdings1" svg:font-family="Wingdings" style:font-charset="x-symbol"/>
    <style:font-face style:name="Wingdings" svg:font-family="Wingdings"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0pt" fo:language="pt" fo:country="BR" fo:font-weight="bold" style:font-size-asian="10pt" style:font-weight-asian="bold" style:font-name-complex="Arial" style:font-size-complex="10pt"/>
    </style:style>
    <style:style style:name="P2"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P3" style:family="paragraph" style:parent-style-name="Standard">
      <style:text-properties style:font-name="Arial" fo:font-size="10pt" officeooo:paragraph-rsid="0024caec" style:font-size-asian="10pt" style:font-name-complex="Arial" style:font-size-complex="10pt"/>
    </style:style>
    <style:style style:name="P4" style:family="paragraph" style:parent-style-name="Standard">
      <style:paragraph-properties style:text-autospace="none"/>
      <style:text-properties style:font-name="Arial" fo:font-size="10pt" style:font-size-asian="10pt" style:font-name-complex="Arial" style:font-size-complex="10pt"/>
    </style:style>
    <style:style style:name="P5"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paragraph-properties>
        <style:tab-stops>
          <style:tab-stop style:position="13.653cm"/>
        </style:tab-stops>
      </style:paragraph-properties>
      <style:text-properties style:font-name="Arial" fo:font-size="10pt" style:font-name-asian="Arial" style:font-size-asian="10pt" style:font-name-complex="Arial" style:font-size-complex="10pt" style:font-weight-complex="bold"/>
    </style:style>
    <style:style style:name="P8" style:family="paragraph" style:parent-style-name="Standard">
      <style:paragraph-properties fo:line-height="150%" fo:text-align="justify" style:justify-single-word="false" style:text-autospace="none"/>
      <style:text-properties style:font-name="Arial" style:font-name-complex="Ari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orphans="0" fo:widows="0" style:vertical-align="baseline"/>
    </style:style>
    <style:style style:name="P11" style:family="paragraph" style:parent-style-name="Standard">
      <style:paragraph-properties fo:text-align="justify" style:justify-single-word="false"/>
      <style:text-properties style:use-window-font-color="true" style:font-name="Arial" fo:font-size="10pt" fo:language="en" fo:country="US" style:font-name-asian="Times New Roman" style:font-size-asian="10pt" style:language-asian="zh" style:country-asian="CN" style:font-name-complex="Arial" style:font-size-complex="10pt" style:language-complex="ar" style:country-complex="SA"/>
    </style:style>
    <style:style style:name="P12" style:family="paragraph" style:parent-style-name="Standard">
      <style:text-properties style:font-name="Arial Black" fo:font-size="10pt" style:text-underline-style="solid" style:text-underline-width="auto" style:text-underline-color="font-color" style:font-size-asian="10pt" style:font-name-complex="Arial Black"/>
    </style:style>
    <style:style style:name="P13" style:family="paragraph" style:parent-style-name="Standard">
      <style:text-properties style:font-name="Arial Black" fo:font-size="10pt" style:text-underline-style="solid" style:text-underline-width="auto" style:text-underline-color="font-color" style:font-name-asian="Arial Black" style:font-size-asian="10pt" style:font-name-complex="Arial Black"/>
    </style:style>
    <style:style style:name="P14" style:family="paragraph" style:parent-style-name="Standard">
      <style:paragraph-properties fo:line-height="150%" fo:text-align="justify" style:justify-single-word="false" style:text-autospace="none"/>
      <style:text-properties fo:font-weight="bold" style:font-weight-asian="bold" style:font-size-complex="10pt" style:font-weight-complex="bold"/>
    </style:style>
    <style:style style:name="P15" style:family="paragraph" style:parent-style-name="Standard">
      <style:text-properties style:font-name="Verdana" fo:font-size="10pt" style:font-size-asian="10pt" style:font-name-complex="Verdana" style:font-size-complex="10pt" style:font-weight-complex="bold"/>
    </style:style>
    <style:style style:name="P16" style:family="paragraph" style:parent-style-name="Standard">
      <style:text-properties officeooo:rsid="001de268" officeooo:paragraph-rsid="001de268"/>
    </style:style>
    <style:style style:name="P17" style:family="paragraph" style:parent-style-name="Standard">
      <style:paragraph-properties fo:margin-left="0.741cm" fo:margin-right="0cm" fo:text-indent="0cm" style:auto-text-indent="false"/>
      <style:text-properties style:font-name="Arial" fo:font-size="10pt" style:font-size-asian="10pt" style:font-name-complex="Arial" style:font-size-complex="10pt"/>
    </style:style>
    <style:style style:name="P18" style:family="paragraph" style:parent-style-name="Standard">
      <style:paragraph-properties fo:margin-left="0.635cm" fo:margin-right="0cm" fo:text-align="justify" style:justify-single-word="false" fo:orphans="0" fo:widows="0" fo:text-indent="0cm" style:auto-text-indent="false" style:vertical-align="baseline">
        <style:tab-stops>
          <style:tab-stop style:position="10.134cm"/>
        </style:tab-stops>
      </style:paragraph-properties>
    </style:style>
    <style:style style:name="P19" style:family="paragraph" style:parent-style-name="Standard">
      <style:paragraph-properties fo:margin-left="0.635cm" fo:margin-right="0cm" fo:text-align="justify" style:justify-single-word="false" fo:orphans="0" fo:widows="0" fo:text-indent="0cm" style:auto-text-indent="false" style:vertical-align="baseline">
        <style:tab-stops>
          <style:tab-stop style:position="10.134cm"/>
        </style:tab-stops>
      </style:paragraph-properties>
      <style:text-properties style:font-name="Arial" fo:font-size="10pt" fo:font-weight="normal" style:font-size-asian="10pt" style:font-weight-asian="normal" style:font-name-complex="Arial" style:font-size-complex="10pt" style:font-weight-complex="normal"/>
    </style:style>
    <style:style style:name="P20" style:family="paragraph" style:parent-style-name="Standard">
      <style:paragraph-properties fo:margin-left="0.635cm" fo:margin-right="0cm" fo:text-indent="0cm" style:auto-text-indent="false"/>
      <style:text-properties style:font-name="Arial" fo:font-size="10pt" fo:font-weight="bold" style:font-size-asian="10pt" style:font-weight-asian="bold" style:font-name-complex="Arial" style:font-size-complex="10pt" style:font-weight-complex="bold"/>
    </style:style>
    <style:style style:name="P21"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bold" style:font-size-asian="10pt" style:font-weight-asian="bold" style:font-name-complex="Arial" style:font-size-complex="10pt" style:font-weight-complex="bold"/>
    </style:style>
    <style:style style:name="P22" style:family="paragraph" style:parent-style-name="Standard">
      <style:paragraph-properties fo:margin-left="0.635cm" fo:margin-right="0cm" fo:text-align="start" style:justify-single-word="false" fo:orphans="0" fo:widows="0" fo:text-indent="0cm" style:auto-text-indent="false" style:vertical-align="baseline"/>
      <style:text-properties style:font-name="Arial" fo:font-size="10pt" fo:font-weight="bold" style:font-size-asian="10pt" style:font-weight-asian="bold" style:font-name-complex="Arial" style:font-size-complex="10pt" style:font-weight-complex="bold"/>
    </style:style>
    <style:style style:name="P23" style:family="paragraph" style:parent-style-name="Standard">
      <style:paragraph-properties fo:margin-left="0.635cm" fo:margin-right="0cm" fo:line-height="150%" fo:text-align="justify" style:justify-single-word="false" fo:text-indent="0cm" style:auto-text-indent="false" style:text-autospace="none"/>
      <style:text-properties style:font-name="Arial" fo:font-size="10pt" style:font-size-asian="10pt" style:font-name-complex="Arial" style:font-size-complex="10pt"/>
    </style:style>
    <style:style style:name="P24" style:family="paragraph" style:parent-style-name="Standard">
      <style:paragraph-properties fo:margin-left="0.635cm" fo:margin-right="0cm" fo:text-align="justify" style:justify-single-word="false" fo:orphans="0" fo:widows="0" fo:text-indent="0cm" style:auto-text-indent="false" style:vertical-align="baseline"/>
      <style:text-properties style:use-window-font-color="true" style:font-name="Arial" fo:font-size="10pt" fo:language="en" fo:country="US" fo:font-weight="bold" style:font-name-asian="Times New Roman" style:font-size-asian="10pt" style:language-asian="zh" style:country-asian="CN" style:font-weight-asian="bold" style:font-name-complex="Arial" style:font-size-complex="10pt" style:language-complex="ar" style:country-complex="SA" style:font-weight-complex="bold"/>
    </style:style>
    <style:style style:name="P25" style:family="paragraph" style:parent-style-name="Standard">
      <style:paragraph-properties fo:margin-left="0.635cm" fo:margin-right="0cm" fo:text-align="justify" style:justify-single-word="false" fo:orphans="0" fo:widows="0" fo:text-indent="0cm" style:auto-text-indent="false" style:vertical-align="baseline"/>
      <style:text-properties style:font-size-complex="10pt" style:font-weight-complex="bold"/>
    </style:style>
    <style:style style:name="P26" style:family="paragraph" style:parent-style-name="HTML_20_Preformatted">
      <style:paragraph-properties fo:margin-left="0.635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7" style:family="paragraph" style:parent-style-name="Standard">
      <style:paragraph-properties fo:margin-left="1.27cm" fo:margin-right="0cm" fo:text-align="start" style:justify-single-word="false" fo:orphans="0" fo:widows="0" fo:text-indent="0cm" style:auto-text-indent="false" style:vertical-align="baseline"/>
    </style:style>
    <style:style style:name="P28" style:family="paragraph" style:parent-style-name="Standard">
      <style:paragraph-properties fo:margin-left="1.27cm" fo:margin-right="0cm" fo:text-align="justify" style:justify-single-word="false" fo:orphans="0" fo:widows="0" fo:text-indent="0cm" style:auto-text-indent="false" style:vertical-align="baseline"/>
      <style:text-properties style:font-name="Arial" fo:font-size="10pt" fo:font-weight="bold" style:font-size-asian="10pt" style:font-weight-asian="bold" style:font-name-complex="Arial" style:font-size-complex="10pt" style:font-weight-complex="bold"/>
    </style:style>
    <style:style style:name="P29" style:family="paragraph" style:parent-style-name="Standard">
      <style:paragraph-properties fo:margin-left="1.27cm" fo:margin-right="0cm" fo:text-indent="0cm" style:auto-text-indent="false"/>
      <style:text-properties style:font-name="Arial" fo:font-size="10pt" style:font-size-asian="10pt" style:font-name-complex="Arial" style:font-size-complex="10pt"/>
    </style:style>
    <style:style style:name="P30" style:family="paragraph" style:parent-style-name="Standard">
      <style:paragraph-properties fo:margin-left="1.27cm" fo:margin-right="0cm" fo:text-indent="0cm" style:auto-text-indent="false">
        <style:tab-stops>
          <style:tab-stop style:position="13.653cm"/>
        </style:tab-stops>
      </style:paragraph-properties>
      <style:text-properties style:font-name="Arial" fo:font-size="10pt" style:font-size-asian="10pt" style:font-name-complex="Arial" style:font-size-complex="10pt"/>
    </style:style>
    <style:style style:name="P31" style:family="paragraph" style:parent-style-name="Standard">
      <style:paragraph-properties fo:margin-left="1.27cm" fo:margin-right="0cm" fo:text-indent="0cm" style:auto-text-indent="false"/>
      <style:text-properties fo:color="#000000" style:font-name="Arial" fo:font-size="10pt" style:font-size-asian="10pt" style:font-name-complex="Arial" style:font-size-complex="10pt"/>
    </style:style>
    <style:style style:name="P32" style:family="paragraph" style:parent-style-name="Standard">
      <style:paragraph-properties fo:margin-left="0cm" fo:margin-right="0cm" fo:text-indent="0cm" style:auto-text-indent="false"/>
      <style:text-properties style:font-name="Arial" fo:font-size="10pt" style:font-size-asian="10pt" style:font-name-complex="Arial" style:font-size-complex="10pt"/>
    </style:style>
    <style:style style:name="P33" style:family="paragraph" style:parent-style-name="HTML_20_Preformatted">
      <style:paragraph-properties fo:margin-left="0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4" style:family="paragraph" style:parent-style-name="HTML_20_Preformatted">
      <style:paragraph-properties fo:margin-left="0cm" fo:margin-right="0cm"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complex="Arial"/>
    </style:style>
    <style:style style:name="P35" style:family="paragraph" style:parent-style-name="Body_20_Text_20_2">
      <style:paragraph-properties fo:margin-left="0cm" fo:margin-right="0cm" fo:text-indent="0cm" style:auto-text-indent="false"/>
      <style:text-properties style:font-name="Arial Black" fo:font-size="10pt" style:text-underline-style="none" fo:font-weight="bold" style:font-name-asian="Arial Black" style:font-size-asian="10pt" style:font-weight-asian="bold" style:font-name-complex="Arial Black" style:font-size-complex="10pt" style:font-weight-complex="bold"/>
    </style:style>
    <style:style style:name="P36" style:family="paragraph" style:parent-style-name="Body_20_Text_20_2">
      <style:text-properties fo:font-weight="bold" style:font-weight-asian="bold" style:font-size-complex="10pt" style:font-weight-complex="bold"/>
    </style:style>
    <style:style style:name="P37" style:family="paragraph" style:parent-style-name="Body_20_Text_20_2">
      <style:paragraph-properties fo:margin-left="0.953cm" fo:margin-right="0cm" fo:text-indent="0cm" style:auto-text-indent="false"/>
    </style:style>
    <style:style style:name="P38" style:family="paragraph" style:parent-style-name="Body_20_Text_20_2">
      <style:paragraph-properties fo:margin-left="0.953cm" fo:margin-right="0cm" fo:text-indent="0cm" style:auto-text-indent="false"/>
      <style:text-properties style:font-size-complex="10pt" style:font-weight-complex="bold"/>
    </style:style>
    <style:style style:name="P39" style:family="paragraph" style:parent-style-name="Body_20_Text_20_2">
      <style:paragraph-properties fo:margin-left="0.953cm" fo:margin-right="0cm" fo:text-indent="0cm" style:auto-text-indent="false"/>
      <style:text-properties fo:font-weight="bold" style:font-name-asian="Arial" style:font-weight-asian="bold" style:font-size-complex="10pt" style:font-weight-complex="bold"/>
    </style:style>
    <style:style style:name="P40" style:family="paragraph" style:parent-style-name="Body_20_Text_20_2">
      <style:paragraph-properties fo:margin-left="0.953cm" fo:margin-right="0cm" fo:text-indent="0cm" style:auto-text-indent="false"/>
      <style:text-properties fo:font-weight="normal" style:font-name-asian="Arial" style:font-weight-asian="normal" style:font-size-complex="10pt" style:font-weight-complex="normal"/>
    </style:style>
    <style:style style:name="P41"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0pt" fo:language="pt" fo:country="BR" fo:font-weight="bold" style:font-name-asian="Arial" style:font-size-asian="10pt" style:font-weight-asian="bold" style:font-name-complex="Arial" style:font-size-complex="10pt"/>
    </style:style>
    <style:style style:name="P42"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complex="Arial"/>
    </style:style>
    <style:style style:name="P43"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asian="Arial" style:font-name-complex="Arial"/>
    </style:style>
    <style:style style:name="P44"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5" style:family="paragraph" style:parent-style-name="HTML_20_Preformatte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46" style:family="paragraph" style:parent-style-name="Standard" style:list-style-name="WW8Num2">
      <style:text-properties style:font-name="Arial" fo:font-size="10pt" style:font-size-asian="10pt" style:font-name-complex="Arial" style:font-size-complex="10pt"/>
    </style:style>
    <style:style style:name="P47" style:family="paragraph" style:parent-style-name="Standard" style:list-style-name="WW8Num2">
      <style:text-properties style:font-name="Arial" fo:font-size="10pt" officeooo:paragraph-rsid="0024caec" style:font-size-asian="10pt" style:font-name-complex="Arial" style:font-size-complex="10pt"/>
    </style:style>
    <style:style style:name="P48" style:family="paragraph" style:parent-style-name="Standard" style:list-style-name="WW8Num2">
      <style:text-properties style:font-name="Arial" fo:font-size="10pt" officeooo:rsid="00250c53" officeooo:paragraph-rsid="00250c53" style:font-size-asian="10pt" style:font-name-complex="Arial" style:font-size-complex="10pt"/>
    </style:style>
    <style:style style:name="P49" style:family="paragraph" style:parent-style-name="Standard" style:list-style-name="WW8Num2">
      <style:text-properties style:font-name="Arial" fo:font-size="10pt" officeooo:rsid="00236d22" officeooo:paragraph-rsid="0024caec" style:font-size-asian="10pt" style:font-name-complex="Arial" style:font-size-complex="10pt"/>
    </style:style>
    <style:style style:name="P50" style:family="paragraph" style:parent-style-name="Standard" style:list-style-name="L1">
      <style:paragraph-properties fo:text-align="justify" style:justify-single-word="false" fo:orphans="0" fo:widows="0" style:vertical-align="baseline"/>
      <style:text-properties style:font-name="Arial" fo:font-size="10pt" fo:font-weight="bold" officeooo:paragraph-rsid="0035a847" style:font-size-asian="10pt" style:font-weight-asian="bold" style:font-name-complex="Arial" style:font-size-complex="10pt" style:font-weight-complex="bold"/>
    </style:style>
    <style:style style:name="P51" style:family="paragraph" style:parent-style-name="Standard" style:list-style-name="WW8Num6">
      <style:paragraph-properties fo:text-align="justify"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2" style:family="paragraph" style:parent-style-name="Standard" style:list-style-name="WW8Num5">
      <style:paragraph-properties fo:text-align="justify"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3" style:family="paragraph" style:parent-style-name="Standard" style:list-style-name="WW8Num3">
      <style:paragraph-properties fo:text-align="justify"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4" style:family="paragraph" style:parent-style-name="Standard" style:list-style-name="WW8Num3">
      <style:paragraph-properties fo:text-align="start" style:justify-single-word="false" fo:orphans="0" fo:widows="0" style:vertical-align="baseline"/>
      <style:text-properties style:use-window-font-color="true" style:font-name="Arial" fo:font-size="10pt" fo:language="en" fo:country="US" fo:font-weight="normal"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5" style:family="paragraph" style:parent-style-name="Standard" style:list-style-name="L1">
      <style:paragraph-properties fo:text-align="start" style:justify-single-word="false" fo:orphans="0" fo:widows="0" style:vertical-align="baseline"/>
      <style:text-properties style:use-window-font-color="true" style:font-name="Arial" fo:font-size="10pt" fo:language="en" fo:country="US" fo:font-weight="normal" officeooo:paragraph-rsid="0035a847"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6" style:family="paragraph" style:parent-style-name="Standard" style:list-style-name="L1">
      <style:paragraph-properties fo:text-align="start" style:justify-single-word="false" fo:orphans="0" fo:widows="0" style:vertical-align="baseline"/>
      <style:text-properties style:use-window-font-color="true" style:font-name="Arial" fo:font-size="10pt" fo:language="en" fo:country="US" fo:font-weight="normal" officeooo:rsid="0036d7e2" officeooo:paragraph-rsid="0036d7e2"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7" style:family="paragraph" style:parent-style-name="Standard" style:list-style-name="L1">
      <style:paragraph-properties fo:text-align="start" style:justify-single-word="false" fo:orphans="0" fo:widows="0" style:vertical-align="baseline"/>
      <style:text-properties style:use-window-font-color="true" style:font-name="Arial" fo:font-size="10pt" fo:language="en" fo:country="US" fo:font-weight="normal" officeooo:rsid="003a347a" officeooo:paragraph-rsid="003a347a"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58"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bold" officeooo:paragraph-rsid="0035a847" style:font-size-asian="10pt" style:font-weight-asian="bold" style:font-name-complex="Arial" style:font-size-complex="10pt" style:font-weight-complex="bold"/>
    </style:style>
    <style:style style:name="P59" style:family="paragraph" style:parent-style-name="Standard">
      <style:paragraph-properties fo:margin-left="0.635cm" fo:margin-right="0cm" fo:text-align="justify" style:justify-single-word="false" fo:orphans="0" fo:widows="0" fo:text-indent="0cm" style:auto-text-indent="false" style:vertical-align="baseline"/>
      <style:text-properties style:font-name="Arial" fo:font-size="10pt" fo:font-weight="normal" officeooo:rsid="0036d7e2" officeooo:paragraph-rsid="0036d7e2" style:font-size-asian="10pt" style:font-weight-asian="normal" style:font-name-complex="Arial" style:font-size-complex="10pt" style:font-weight-complex="normal"/>
    </style:style>
    <style:style style:name="P60" style:family="paragraph" style:parent-style-name="z-Top_20_of_20_Form" style:master-page-name="Standard">
      <style:paragraph-properties style:page-number="auto"/>
    </style:style>
    <style:style style:name="P61" style:family="paragraph" style:parent-style-name="Body_20_Text_20_2" style:list-style-name="WW8Num4">
      <style:paragraph-properties fo:text-align="start" style:justify-single-word="false">
        <style:tab-stops>
          <style:tab-stop style:position="13.653cm"/>
        </style:tab-stops>
      </style:paragraph-properties>
      <style:text-properties style:use-window-font-color="true" fo:font-size="10pt" fo:language="en" fo:country="US" style:font-name-asian="Times New Roman" style:font-size-asian="10pt" style:language-asian="zh" style:country-asian="CN" style:font-name-complex="Arial" style:font-size-complex="10pt" style:language-complex="ar" style:country-complex="SA"/>
    </style:style>
    <style:style style:name="P62"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complex="Arial"/>
    </style:style>
    <style:style style:name="P63"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style:font-name-complex="Arial" style:font-size-complex="10pt" style:font-weight-complex="bold"/>
    </style:style>
    <style:style style:name="P64"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5" style:family="paragraph" style:parent-style-name="HTML_20_Preformatted" style:list-style-name="WW8Num3">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style:font-name-complex="Arial"/>
    </style:style>
    <style:style style:name="T1" style:family="text">
      <style:text-properties fo:font-weight="bold" style:font-weight-asian="bold" style:font-size-complex="10pt" style:font-weight-complex="bold"/>
    </style:style>
    <style:style style:name="T2" style:family="text">
      <style:text-properties fo:font-weight="bold" officeooo:rsid="0024caec" style:font-weight-asian="bold" style:font-weight-complex="bold"/>
    </style:style>
    <style:style style:name="T3" style:family="text">
      <style:text-properties fo:font-weight="bold" style:font-name-asian="Arial" style:font-weight-asian="bold" style:font-size-complex="10pt" style:font-weight-complex="bold"/>
    </style:style>
    <style:style style:name="T4" style:family="text">
      <style:text-properties style:font-name="Arial" fo:font-size="10pt" fo:language="pt" fo:country="BR" fo:font-weight="bold" style:font-size-asian="10pt" style:font-weight-asian="bold" style:font-name-complex="Arial" style:font-size-complex="10pt"/>
    </style:style>
    <style:style style:name="T5" style:family="text">
      <style:text-properties style:font-name="Arial" fo:font-size="10pt" fo:language="pt" fo:country="BR" fo:font-weight="bold" style:font-name-asian="Arial" style:font-size-asian="10pt" style:font-weight-asian="bold"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style:text-underline-style="solid" style:text-underline-width="auto" style:text-underline-color="font-color" style:font-size-asian="10pt" style:font-name-complex="Arial" style:font-size-complex="10pt"/>
    </style:style>
    <style:style style:name="T8" style:family="text">
      <style:text-properties style:font-name="Arial" fo:font-size="10pt" fo:font-weight="bold" style:font-size-asian="10pt" style:font-weight-asian="bold" style:font-name-complex="Arial"/>
    </style:style>
    <style:style style:name="T9" style:family="text">
      <style:text-properties style:font-name="Arial" fo:font-size="10pt" fo:font-weight="bold" style:font-size-asian="10pt" style:font-weight-asian="bold" style:font-name-complex="Arial" style:font-size-complex="10pt" style:font-weight-complex="bold"/>
    </style:style>
    <style:style style:name="T10" style:family="text">
      <style:text-properties style:font-name="Arial" fo:font-size="10pt" fo:font-weight="bold" style:font-name-asian="Arial" style:font-size-asian="10pt" style:font-weight-asian="bold" style:font-name-complex="Arial" style:font-size-complex="10pt" style:font-weight-complex="bold"/>
    </style:style>
    <style:style style:name="T11" style:family="text">
      <style:text-properties style:font-name="Arial" fo:font-size="10pt" fo:font-weight="normal" style:font-size-asian="10pt" style:font-weight-asian="normal" style:font-name-complex="Arial" style:font-size-complex="10pt" style:font-weight-complex="normal"/>
    </style:style>
    <style:style style:name="T12" style:family="text">
      <style:text-properties style:font-name="Arial" fo:font-size="10pt" fo:font-weight="normal" style:font-name-asian="Arial" style:font-size-asian="10pt" style:font-weight-asian="normal" style:font-name-complex="Arial" style:font-size-complex="10pt" style:font-weight-complex="normal"/>
    </style:style>
    <style:style style:name="T13" style:family="text">
      <style:text-properties style:font-name="Arial" fo:language="pt" fo:country="BR" style:font-name-complex="Arial"/>
    </style:style>
    <style:style style:name="T14" style:family="text">
      <style:text-properties style:font-name="Arial" style:font-name-complex="Arial"/>
    </style:style>
    <style:style style:name="T15" style:family="text">
      <style:text-properties style:font-name="Arial" style:font-name-asian="Arial" style:font-name-complex="Arial"/>
    </style:style>
    <style:style style:name="T16" style:family="text">
      <style:text-properties style:text-position="super 58%" style:font-name="Arial" fo:font-size="10pt" fo:font-weight="bold" style:font-size-asian="10pt" style:font-weight-asian="bold" style:font-name-complex="Arial"/>
    </style:style>
    <style:style style:name="T17" style:family="text">
      <style:text-properties style:font-name="Arial Black" fo:font-size="10pt" style:text-underline-style="solid" style:text-underline-width="auto" style:text-underline-color="font-color" fo:font-weight="bold" style:font-size-asian="10pt" style:font-weight-asian="bold" style:font-name-complex="Arial Black" style:font-weight-complex="bold"/>
    </style:style>
    <style:style style:name="T18" style:family="text">
      <style:text-properties style:font-name="Verdana" fo:font-size="10pt" style:font-name-asian="Verdana" style:font-size-asian="10pt" style:font-name-complex="Verdana" style:font-size-complex="10pt" style:font-weight-complex="bold"/>
    </style:style>
    <style:style style:name="T19" style:family="text">
      <style:text-properties style:font-name="Verdana" fo:font-size="10pt" style:font-name-asian="Verdana" style:font-size-asian="10pt" style:font-name-complex="Verdana" style:font-size-complex="10pt" style:language-complex="he" style:country-complex="IL"/>
    </style:style>
    <style:style style:name="T20" style:family="text">
      <style:text-properties officeooo:rsid="002c9b8d"/>
    </style:style>
    <style:style style:name="T21" style:family="text">
      <style:text-properties officeooo:rsid="003181c6"/>
    </style:style>
    <style:style style:name="T22" style:family="text">
      <style:text-properties officeooo:rsid="0032cdb0"/>
    </style:style>
    <style:style style:name="T23" style:family="text">
      <style:text-properties officeooo:rsid="0035a847"/>
    </style:style>
    <style:style style:name="T24" style:family="text">
      <style:text-properties officeooo:rsid="0036d7e2"/>
    </style:style>
    <style:style style:name="T25" style:family="text">
      <style:text-properties officeooo:rsid="00383564"/>
    </style:style>
    <style:style style:name="T26" style:family="text">
      <style:text-properties officeooo:rsid="0040dd9b"/>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op of Form</text:p>
      <text:p text:style-name="P16"/>
      <text:p text:style-name="P1">Aanand Deepak Chakravarthy</text:p>
      <text:p text:style-name="P1">Contact No: 9916134643</text:p>
      <text:p text:style-name="Standard"><text:a xlink:type="simple" xlink:href="mailto:aanand.deepakchakravarthyc@gmail.com" text:style-name="Internet_20_link" text:visited-style-name="Visited_20_Internet_20_Link"><text:span text:style-name="Internet_20_link"><text:span text:style-name="T4">aanand.deepakchakravarthyc@gmail.com</text:span></text:span></text:a></text:p>
      <text:p text:style-name="P41">www.github.com/aanandc</text:p>
      <text:p text:style-name="Standard"><text:span text:style-name="T5"><text:s/></text:span><text:span text:style-name="T13"><text:line-break/></text:span></text:p>
      <text:p text:style-name="P2">Proficiency:</text:p>
      <text:p text:style-name="P17"/>
      <text:p text:style-name="P17"/>
      <text:p text:style-name="P32"><text:s text:c="8"/><text:span text:style-name="T2">Domain:</text:span></text:p>
      <text:list xml:id="list6452460657442927296" text:style-name="WW8Num2">
        <text:list-item>
          <text:p text:style-name="P46">Android </text:p>
        </text:list-item>
        <text:list-item>
          <text:p text:style-name="P47">Mobile Data Networking – Packet Data Protocol, GPRS network protocols,LTE protocols</text:p>
        </text:list-item>
        <text:list-item>
          <text:p text:style-name="P48">web services </text:p>
        </text:list-item>
      </text:list>
      <text:p text:style-name="P3"><text:s text:c="8"/><text:span text:style-name="T2">Software/Languages:</text:span></text:p>
      <text:list xml:id="list65748632934354" text:continue-numbering="true" text:style-name="WW8Num2">
        <text:list-item>
          <text:p text:style-name="P47">Java </text:p>
        </text:list-item>
        <text:list-item>
          <text:p text:style-name="P49">C++</text:p>
        </text:list-item>
        <text:list-item>
          <text:p text:style-name="P47">Python </text:p>
        </text:list-item>
        <text:list-item>
          <text:p text:style-name="P47">Good knowledge of DDMS, <text:span text:style-name="T26">linux</text:span>, wireshark, <text:span text:style-name="T21">git ,apache Jmeter, plantuml, gdb</text:span></text:p>
        </text:list-item>
      </text:list>
      <text:p text:style-name="P3"><text:s text:c="9"/></text:p>
      <text:p text:style-name="P9"><text:span text:style-name="T6">Education Details</text:span><text:span text:style-name="T7">:</text:span></text:p>
      <text:p text:style-name="P11"/>
      <text:list xml:id="list8124445319055482226" text:style-name="WW8Num4">
        <text:list-item>
          <text:p text:style-name="P61">B.E. in Computer Science and Engineering from Thiagarajar College of Engineering ,Madurai with an average of 81% in all the semesters during the period 2003-2007.</text:p>
        </text:list-item>
        <text:list-item>
          <text:p text:style-name="P61">Higher Secondary from T.V.S. Lakshmi higher secondary school, Madurai with 80% during the period 2001-2003.</text:p>
        </text:list-item>
        <text:list-item>
          <text:p text:style-name="P61">Matriculation from T.V.S. Lakshmi higher secondary school, Madurai with 83 %.</text:p>
        </text:list-item>
      </text:list>
      <text:p text:style-name="P6"/>
      <text:p text:style-name="Standard"><text:line-break/><text:span text:style-name="T17"> Work Experience: </text:span></text:p>
      <text:p text:style-name="P12"/>
      <text:p text:style-name="Standard"><text:span text:style-name="T8">Projects Undertaken in LG Soft India (January 22</text:span><text:span text:style-name="T16">nd</text:span><text:span text:style-name="T8"> 2010 – Till Date)</text:span></text:p>
      <text:p text:style-name="P13"/>
      <text:p text:style-name="P58">1.<text:span text:style-name="T23">Tiger framework (Telematics)</text:span></text:p>
      <text:p text:style-name="P58"/>
      <text:p text:style-name="P59">Tiger framework is a port of Android framework to c++ for use in telematics projects in LGE.</text:p>
      <text:p text:style-name="P59">This acts as an inferface between the applications and the hardware specific layers such as RIL,etc.</text:p>
      <text:p text:style-name="P59"/>
      <text:p text:style-name="P58">Responsibilities :</text:p>
      <text:list xml:id="list8114904678450930728" text:style-name="L1">
        <text:list-item>
          <text:p text:style-name="P55"><text:span text:style-name="T24">Implementation of multi SIM support for the platform </text:span></text:p>
        </text:list-item>
        <text:list-item>
          <text:p text:style-name="P56">Implementation of OEM specific requirements w.r.t data <text:span text:style-name="T25">such as data connection packet monitoring and data recovery</text:span>.</text:p>
        </text:list-item>
        <text:list-item>
          <text:p text:style-name="P57">Complete SDLC lifecycle activities for the features including SDD creation, implementation, unit and integration testing on the target board.;’</text:p>
          <text:p text:style-name="P50"/>
        </text:list-item>
      </text:list>
      <text:p text:style-name="P58"/>
      <text:p text:style-name="P58"><text:span text:style-name="T23">2</text:span>.Low Power Location Estimation </text:p>
      <text:p text:style-name="P18"><text:span text:style-name="T12"><text:s text:c="4"/></text:span><text:span text:style-name="T11">Using GPS frequently is the main reason for battery drain in a majority of android mobile phones. This project involves estimation of the device location by NOT using GPS, instead by using the Cell the device is currently camped to. </text:span></text:p>
      <text:p text:style-name="P19">This involves a client-server architecture, where the client is running in the android device and the server consists of a RESTFUL webservice. The client knows the current cell its camped to , and requests the server for the location of the cell/surrounding cells. The client using triangulation estimates its position.</text:p>
      <text:p text:style-name="P21"/>
      <text:p text:style-name="P21">Responsibilities :</text:p>
      <text:list xml:id="list8615036651290327039" text:style-name="WW8Num6">
        <text:list-item>
          <text:p text:style-name="P51">Designing and developing various server components such as the webservice that in<text:span text:style-name="T22">t</text:span>eracts with the clients , loadbalancer that ensures high availability and balances the load across multiple webservice instances.</text:p>
        </text:list-item>
      </text:list>
      <text:list xml:id="list8492991826088511119" text:style-name="WW8Num5">
        <text:list-item>
          <text:p text:style-name="P52">Creation of tools for generating bulk JSON data for testing the maximum load that the server can handle.</text:p>
        </text:list-item>
        <text:list-item>
          <text:p text:style-name="P52">Using apache Jmeter to stress test the server simulating multiple simultaneous user requests of varying sizes.</text:p>
        </text:list-item>
      </text:list>
      <text:p text:style-name="P21"><text:soft-page-break/></text:p>
      <text:p text:style-name="P21"><text:span text:style-name="T23">3</text:span>.Data Framework </text:p>
      <text:p text:style-name="P27"><text:span text:style-name="T12"><text:s/>This project involves various</text:span><text:span text:style-name="T11"> mobile data related functionality in android frameworks across</text:span></text:p>
      <text:p text:style-name="P27"><text:span text:style-name="T12"><text:s/></text:span><text:span text:style-name="T11">various LG mobile devices. <text:s/>Android framework is composed of android core components</text:span></text:p>
      <text:p text:style-name="P27"><text:span text:style-name="T12"><text:s/></text:span><text:span text:style-name="T11">activities,services,content providers, broadcast receivers. In the android data framework , these implementations are ConnectivityService, TelephonyProvider, Settings Application, telephony framework, RIL. This project involves supporting and optimizing these mobile data connectivity specific android framework components across various LG devices across Android OS versions from Android 4.1 (Jellybean) till <text:s/>Android version 7.0 (Nougat)</text:span></text:p>
      <text:p text:style-name="P22"/>
      <text:p text:style-name="P24">Responsibilites :</text:p>
      <text:p text:style-name="Standard"/>
      <text:list xml:id="list8062509086794789575" text:style-name="WW8Num3">
        <text:list-item>
          <text:p text:style-name="P53">Handling LTE scenarios related to mobile data connection such Initial Attach, CSFB to legacy networks,IMS voice call handover to SRVCC.</text:p>
        </text:list-item>
        <text:list-item>
          <text:p text:style-name="P53">GPRS,EDGE,UMTS specific scenarios with respect to LG devices using Qualcomm and Mediatek chipsets such as data connection failures due to Location Area Update rejections,network initiated detach and so on.</text:p>
        </text:list-item>
        <text:list-item>
          <text:p text:style-name="P54">Working on <text:s/>mobile data related components in android framework such as ConnectivityService,Telephony framework to ensure if data connection requests of different data types such as IMS,DUN,etc are properly established and released.</text:p>
          <text:p text:style-name="P53"/>
        </text:list-item>
      </text:list>
      <text:p text:style-name="P21"><text:span text:style-name="T23">4</text:span>. GANLITE</text:p>
      <text:p text:style-name="P37"/>
      <text:p text:style-name="P38">This project involves integrating T-Mobile US operator's WiFi call framework in P999 device .</text:p>
      <text:p text:style-name="Body_20_Text_20_2"/>
      <text:p text:style-name="Body_20_Text_20_2"><text:span text:style-name="T3"><text:s text:c="10"/></text:span><text:span text:style-name="T1">Responsibilities:</text:span></text:p>
      <text:p text:style-name="P33"/>
      <text:list xml:id="list65748213051287" text:continue-numbering="true" text:style-name="WW8Num3">
        <text:list-item>
          <text:p text:style-name="P62">Native android does not have support for VoWiFi/any other WiFi calling framework.</text:p>
        </text:list-item>
        <text:list-item>
          <text:p text:style-name="P62">GANLITE is the operator's specific implementation through which 3GPP network is accessed from untrusted WiFi network for voice calls by emulating a virtual 3GPP network.</text:p>
        </text:list-item>
      </text:list>
      <text:p text:style-name="P34"/>
      <text:list xml:id="list65747342618120" text:continue-numbering="true" text:style-name="WW8Num3">
        <text:list-item>
          <text:p text:style-name="P62">Worked at T-Mobile US operator,Seattle for 2 months for implementation.</text:p>
        </text:list-item>
        <text:list-item>
          <text:p text:style-name="P62">My responsibility was porting changes to ensure this feature works in LG devices and ensuring that this works as per the requirement in operator's live network.</text:p>
        </text:list-item>
      </text:list>
      <text:p text:style-name="P42"/>
      <text:p text:style-name="P45"/>
      <text:p text:style-name="P39"><text:span text:style-name="T23">5</text:span>. Browser/DownloadManager</text:p>
      <text:p text:style-name="P39"/>
      <text:p text:style-name="P40">This project involves the android native browser and the download manager.</text:p>
      <text:p text:style-name="P39"/>
      <text:p text:style-name="Body_20_Text_20_2"><text:span text:style-name="T3"><text:s text:c="8"/></text:span><text:span text:style-name="T1">Responsibilities:</text:span></text:p>
      <text:p text:style-name="P34"/>
      <text:list xml:id="list65748087082901" text:continue-numbering="true" text:style-name="WW8Num3">
        <text:list-item>
          <text:p text:style-name="P62">Implementation of National data roaming requirements for specific european operators.</text:p>
        </text:list-item>
        <text:list-item>
          <text:p text:style-name="P62">Implementation of SIM based bookmarks loading for native browser.</text:p>
        </text:list-item>
        <text:list-item>
          <text:p text:style-name="P62">Fixing issues related to Browser,such as page not rendered, page incorrectly loaded due to incorrect HTTP request headers.</text:p>
        </text:list-item>
        <text:list-item>
          <text:p text:style-name="P62">Fixing issues related to DownloadProvider such as downloads not continuing after network lost, media contents not downloaded as format not supported or DRM locked,etc.</text:p>
        </text:list-item>
        <text:list-item>
          <text:p text:style-name="P63">Operator homepage loading issues due to user agent mismatch,etc.</text:p>
        </text:list-item>
      </text:list>
      <text:p text:style-name="P35"/>
      <text:p text:style-name="P12"/>
      <text:p text:style-name="P12"/>
      <text:p text:style-name="Standard"><text:span text:style-name="T8">Projects Undertaken in Wipro Technologies (June 25</text:span><text:span text:style-name="T16">th</text:span><text:span text:style-name="T8"> 2007- January 22</text:span><text:span text:style-name="T16">nd</text:span><text:span text:style-name="T8"> 2010)</text:span></text:p>
      <text:p text:style-name="P23"><text:bookmark text:name="1"/></text:p>
      <text:p text:style-name="P21">1.Access Provisioning Centre</text:p>
      <text:p text:style-name="P25"/>
      <text:p text:style-name="P37">The project is a network configuration and enabling application based upon J2EE .</text:p>
      <text:p text:style-name="P21"/>
      <text:p text:style-name="P36">Responsibilities:</text:p>
      <text:p text:style-name="P28"/>
      <text:list xml:id="list65748838886959" text:continue-numbering="true" text:style-name="WW8Num3">
        <text:list-item>
          <text:p text:style-name="P62">I was responsible for importing and exporting data into Xml using Apache Xmlbeans. </text:p>
        </text:list-item>
        <text:list-item>
          <text:p text:style-name="P62">Developing XML schema file for the data to be exported.</text:p>
        </text:list-item>
      </text:list>
      <text:p text:style-name="P42"/>
      <text:p text:style-name="P10"><text:span text:style-name="T10"><text:s text:c="5"/></text:span><text:span text:style-name="T9">2.Android Logging Framework </text:span></text:p>
      <text:p text:style-name="P25"><text:soft-page-break/></text:p>
      <text:p text:style-name="P37">The project involved enhancement and customization of the logger framework of the android platform. This includes host side application changes in Java , target side modifications in c , sample application in Java to execute on the android platform for testing the new implementations.</text:p>
      <text:p text:style-name="P21"/>
      <text:p text:style-name="P28"/>
      <text:p text:style-name="P36">Responsibilities:</text:p>
      <text:p text:style-name="P28"/>
      <text:p text:style-name="P28"/>
      <text:list xml:id="list65747822212440" text:continue-numbering="true" text:style-name="WW8Num3">
        <text:list-item>
          <text:p text:style-name="P62">Understanding of the codebase of the Host side application with respect to logging and device detection. </text:p>
        </text:list-item>
        <text:list-item>
          <text:p text:style-name="P62">Addition of support for multiple channels between the host side and target side application. </text:p>
        </text:list-item>
        <text:list-item>
          <text:p text:style-name="P62">Implementation of new UI features in the Host side application. </text:p>
        </text:list-item>
        <text:list-item>
          <text:p text:style-name="P64"><text:span text:style-name="T15"><text:s/></text:span><text:span text:style-name="T14">Implementation the of the regular expression parsing of the Hash table messages on the host side.</text:span></text:p>
        </text:list-item>
        <text:list-item>
          <text:p text:style-name="P62">Testing and fixing of bugs related to the host side application.</text:p>
        </text:list-item>
        <text:list-item>
          <text:p text:style-name="P62">Implementaion of function name, line no and filename identification at the place of logging.</text:p>
        </text:list-item>
      </text:list>
      <text:p text:style-name="P42"/>
      <text:p text:style-name="P21">3. RMS Platform (Remote Management Service)</text:p>
      <text:p text:style-name="P5"/>
      <text:p text:style-name="P29">The project was to develop a common reusable framework for remote management of devices. It involves monitoring the health of devices, along with providing software updates through a web based portal. The objective of this solution is to </text:p>
      <text:p text:style-name="P29">1.To enable remote management solutions for different types of devices. </text:p>
      <text:p text:style-name="P29">2. To be a scalable and extensible solution to include new features.</text:p>
      <text:p text:style-name="P29">3. To provide Remote Management capability to monitor the health of devices present in the network Environment.</text:p>
      <text:p text:style-name="P14"/>
      <text:p text:style-name="P36">Responsibilities:</text:p>
      <text:p text:style-name="P8"/>
      <text:list xml:id="list65747408216512" text:continue-numbering="true" text:style-name="WW8Num3">
        <text:list-item>
          <text:p text:style-name="P62">Preparation of use case diagrams and class diagrams(UML) using Bouml during the design phase, <text:span text:style-name="T20">as well as indentification of appropriate design patterns.</text:span>.</text:p>
        </text:list-item>
        <text:list-item>
          <text:p text:style-name="P62">Implementation of SOAP over HTTP communication between the client and the server.</text:p>
        </text:list-item>
        <text:list-item>
          <text:p text:style-name="P62">I was involved the development of <text:s/>all the modules in both the client and the server side related to Java.</text:p>
        </text:list-item>
        <text:list-item>
          <text:p text:style-name="P62">In the server side, wrote HTML, Javascript, JSP code for the webbased frontend of application.</text:p>
        </text:list-item>
        <text:list-item>
          <text:p text:style-name="P62">Performed unit and system testing and the fixing of the defects.</text:p>
        </text:list-item>
      </text:list>
      <text:p text:style-name="P44"/>
      <text:p text:style-name="P21">4. Carplate and Traffic Recognition </text:p>
      <text:p text:style-name="P5"/>
      <text:p text:style-name="P38">Duration<text:tab/>: April 2008 - August 2008</text:p>
      <text:p text:style-name="P5"/>
      <text:p text:style-name="P31">The project involves the porting of <text:s/>car plate and traffic recognition applications <text:s/>from a windows based PC environment to a limited resources DSP based environment.</text:p>
      <text:p text:style-name="P31"/>
      <text:p text:style-name="P36">Responsibilities:</text:p>
      <text:p text:style-name="P36"/>
      <text:list xml:id="list65748681085180" text:continue-numbering="true" text:style-name="WW8Num3">
        <text:list-item>
          <text:p text:style-name="P65">Porting of the Opencv library function calls . This involved identifying and preparing wrapper functions for the functions used in the application. </text:p>
        </text:list-item>
        <text:list-item>
          <text:p text:style-name="P62">Porting of HoughLines algorithm.</text:p>
        </text:list-item>
        <text:list-item>
          <text:p text:style-name="P65">Changing the platform specific differences such as removal of IO operations, Win32 function calls which won’t be available on the Dsp platform.</text:p>
        </text:list-item>
        <text:list-item>
          <text:p text:style-name="P62">Removal of Microsoft Foundation Class framework in the Traffic Recognition application and porting it to a console application.</text:p>
        </text:list-item>
      </text:list>
      <text:p text:style-name="P42"/>
      <text:p text:style-name="P20"/>
      <text:p text:style-name="P20"/>
      <text:p text:style-name="P20">5. Tomo Tool</text:p>
      <text:p text:style-name="P30"/>
      <text:p text:style-name="P38">Duration<text:tab/>: September 2007 - April 2008</text:p>
      <text:p text:style-name="P7"><text:s text:c="9"/></text:p>
      <text:p text:style-name="P15"><text:soft-page-break/><text:tab/>Tomo tool is a visualization tool that involves tomo synthesis and <text:s/>volume projection and editing using OpenGl.</text:p>
      <text:p text:style-name="Standard"><text:span text:style-name="T18"><text:s/></text:span><text:span text:style-name="T19"><text:s text:c="10"/></text:span></text:p>
      <text:p text:style-name="P4"/>
      <text:p text:style-name="P36">Responsibilities:</text:p>
      <text:p text:style-name="P36"/>
      <text:list xml:id="list65748066692525" text:continue-numbering="true" text:style-name="WW8Num3">
        <text:list-item>
          <text:p text:style-name="P62">Performed unit testing using unit test and coding standard analysis and fixing.</text:p>
        </text:list-item>
        <text:list-item>
          <text:p text:style-name="P62">Implementation of UI features using Microsoft Foundation Classes architecture.</text:p>
        </text:list-item>
        <text:list-item>
          <text:p text:style-name="P62">Fixing bugs related to functionality of the UI as well as OpenGl.</text:p>
        </text:list-item>
        <text:list-item>
          <text:p text:style-name="P62">Finding and fixing memory related bugs using Rational Purify.</text:p>
        </text:list-item>
      </text:list>
      <text:p text:style-name="P44"/>
      <text:p text:style-name="P44"/>
      <text:p text:style-name="P43"><text:s text:c="4"/>Other open source projects : www.github.com/aanandc</text:p>
      <text:p text:style-name="P43"><text:s text:c="3"/></text:p>
      <text:p text:style-name="P2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Wingdings1" svg:font-family="Wingdings" style:font-charset="x-symbol"/>
    <style:font-face style:name="Wingdings" svg:font-family="Wingdings"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z-Top_20_of_20_Form" style:display-name="z-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Body_20_Text_20_2" style:display-name="Body Text 2" style:family="paragraph" style:parent-style-name="Standard">
      <style:paragraph-properties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har2_20_Char_20_Char_20_Char" style:display-name="Char2 Char Char Char" style:family="paragraph" style:parent-style-name="Standard">
      <style:paragraph-properties fo:margin-top="0.106cm" fo:margin-bottom="0.282cm" loext:contextual-spacing="false" style:line-height-at-least="0.423cm">
        <style:tab-stops>
          <style:tab-stop style:position="1.27cm"/>
        </style:tab-stops>
      </style:paragraph-properties>
      <style:text-properties style:font-name="Arial" fo:font-family="Arial" style:font-family-generic="swiss" style:font-pitch="variable" fo:font-size="11pt" fo:language="en" fo:country="GB" style:letter-kerning="true" style:font-size-asian="11pt" style:font-name-complex="Arial" style:font-family-complex="Arial" style:font-family-generic-complex="swiss" style:font-pitch-complex="variable" style:font-size-complex="10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b__20_Verdana" style:display-name="Normal + Verdana" style:family="paragraph" style:parent-style-name="HTML_20_Preformatte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Verdana" fo:font-family="Verdana" style:font-family-generic="swiss" style:font-pitch="variable"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z0" style:family="text">
      <style:text-properties style:use-window-font-color="true" style:font-name="Wingdings" fo:font-family="Wingdings" style:font-pitch="variable" style:font-charset="x-symbol" fo:font-size="10pt" fo:language="en" fo:country="US" style:font-size-asian="10pt" style:language-asian="zh" style:country-asian="CN" style:font-name-complex="Arial" style:font-family-complex="Arial" style:font-family-generic-complex="swiss" style:font-pitch-complex="variable" style:font-size-complex="10pt" style:language-complex="ar" style:country-complex="SA"/>
    </style:style>
    <style:style style:name="WW8Num4z0" style:family="text">
      <style:text-properties style:font-name="Wingdings1" fo:font-family="Wingdings" style:font-charset="x-symbol" style:font-name-complex="Wingdings1" style:font-family-complex="Wingdings" style:font-charset-complex="x-symbol"/>
    </style:style>
    <style:style style:name="WW8Num4z1" style:family="text">
      <style:text-properties style:font-name="OpenSymbol1" fo:font-family="OpenSymbol, 'Arial Unicode MS'" style:font-name-complex="Wingdings" style:font-family-complex="Wingdings" style:font-pitch-complex="variable" style:font-charset-complex="x-symbol"/>
    </style:style>
    <style:style style:name="WW8Num4z3" style:family="text">
      <style:text-properties style:font-name="Symbol" fo:font-family="Symbol" style:font-name-complex="Wingdings" style:font-family-complex="Wingdings" style:font-pitch-complex="variable" style:font-charset-complex="x-symbol"/>
    </style:style>
    <style:style style:name="WW8Num5z0" style:family="text">
      <style:text-properties style:font-name="Symbol" fo:font-family="Symbol" style:font-name-complex="Wingdings" style:font-family-complex="Wingdings" style:font-pitch-complex="variable" style:font-charset-complex="x-symbol"/>
    </style:style>
    <style:style style:name="WW8Num5z1" style:family="text">
      <style:text-properties style:font-name="OpenSymbol1" fo:font-family="OpenSymbol, 'Arial Unicode MS'" style:font-name-complex="Wingdings" style:font-family-complex="Wingdings" style:font-pitch-complex="variable" style:font-charset-complex="x-symbol"/>
    </style:style>
    <style:style style:name="WW8Num6z0" style:family="text">
      <style:text-properties style:font-name="Symbol" fo:font-family="Symbol" style:font-name-complex="Wingdings" style:font-family-complex="Wingdings" style:font-pitch-complex="variable" style:font-charset-complex="x-symbol"/>
    </style:style>
    <style:style style:name="WW8Num6z1" style:family="text">
      <style:text-properties style:font-name="OpenSymbol1" fo:font-family="OpenSymbol, 'Arial Unicode MS'" style:font-name-complex="Wingdings" style:font-family-complex="Wingdings"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 fo:font-family="Symbol" style:font-name-complex="Wingdings" style:font-family-complex="Wingdings" style:font-pitch-complex="variable" style:font-charset-complex="x-symbol"/>
    </style:style>
    <style:style style:name="WW8Num7z1" style:family="text">
      <style:text-properties style:font-name="OpenSymbol1" fo:font-family="OpenSymbol, 'Arial Unicode MS'"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Wingdings" fo:font-family="Wingdings" style:font-pitch="variable" style:font-charset="x-symbol" style:font-name-asian="OpenSymbol2" style:font-family-asian="OpenSymbol, 'Arial Unicode MS'" style:font-charset-asian="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9cm" fo:margin-bottom="0.829cm" fo:margin-left="1.429cm" fo:margin-right="1.429cm" fo:border="0.51pt solid #000000" fo:padding-top="0.423cm" fo:padding-bottom="0.423cm" fo:padding-left="1.094cm" fo:padding-right="1.09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Template</dc:title>
    <meta:initial-creator>ananthn</meta:initial-creator>
    <meta:creation-date>2015-01-27T18:16:00</meta:creation-date>
    <dc:date>2018-08-31T06:57:42.412456282</dc:date>
    <meta:editing-cycles>99</meta:editing-cycles>
    <meta:editing-duration>P13DT13H17M21S</meta:editing-duration>
    <meta:generator>LibreOffice/5.1.6.2$Linux_X86_64 LibreOffice_project/10m0$Build-2</meta:generator>
    <meta:document-statistic meta:table-count="0" meta:image-count="0" meta:object-count="0" meta:page-count="4" meta:paragraph-count="107" meta:word-count="1252" meta:character-count="8395" meta:non-whitespace-character-count="7179"/>
    <meta:user-defined meta:name="_NewReviewCycle"/>
  </office:meta>
</office:document-meta>
</file>